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2a9e4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1edf9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578b2" officeooo:paragraph-rsid="002464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578b2" officeooo:paragraph-rsid="00398b44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273e7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12c7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2204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9106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98b44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12c7a" officeooo:paragraph-rsid="00312c7a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32204c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3ef1b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40545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db9f2" officeooo:paragraph-rsid="003db9f2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ef1b5" officeooo:paragraph-rsid="003ef1b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40545b" officeooo:paragraph-rsid="0047bf36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40545b" officeooo:paragraph-rsid="00493fa3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5.096cm"/>
        </style:tab-stops>
      </style:paragraph-properties>
      <style:text-properties officeooo:paragraph-rsid="002464ff"/>
    </style:style>
    <style:style style:name="T1" style:family="text">
      <style:text-properties officeooo:rsid="001bd06e"/>
    </style:style>
    <style:style style:name="T2" style:family="text">
      <style:text-properties officeooo:rsid="0020ab09"/>
    </style:style>
    <style:style style:name="T3" style:family="text">
      <style:text-properties fo:font-size="11pt" officeooo:rsid="002464ff" style:font-size-asian="11pt" style:font-size-complex="11pt"/>
    </style:style>
    <style:style style:name="T4" style:family="text">
      <style:text-properties fo:font-size="11pt" officeooo:rsid="00273e7e" style:font-size-asian="11pt" style:font-size-complex="11pt"/>
    </style:style>
    <style:style style:name="T5" style:family="text">
      <style:text-properties fo:font-size="11pt" officeooo:rsid="00312c7a" style:font-size-asian="11pt" style:font-size-complex="11pt"/>
    </style:style>
    <style:style style:name="T6" style:family="text">
      <style:text-properties officeooo:rsid="0022a9e4"/>
    </style:style>
    <style:style style:name="T7" style:family="text">
      <style:text-properties officeooo:rsid="00273e7e"/>
    </style:style>
    <style:style style:name="T8" style:family="text">
      <style:text-properties officeooo:rsid="00275d09"/>
    </style:style>
    <style:style style:name="T9" style:family="text">
      <style:text-properties officeooo:rsid="0028f164"/>
    </style:style>
    <style:style style:name="T10" style:family="text">
      <style:text-properties officeooo:rsid="0028f910"/>
    </style:style>
    <style:style style:name="T11" style:family="text">
      <style:text-properties officeooo:rsid="002ae4d1"/>
    </style:style>
    <style:style style:name="T12" style:family="text">
      <style:text-properties officeooo:rsid="002bca84"/>
    </style:style>
    <style:style style:name="T13" style:family="text">
      <style:text-properties officeooo:rsid="002d8b44"/>
    </style:style>
    <style:style style:name="T14" style:family="text">
      <style:text-properties officeooo:rsid="00310ab9"/>
    </style:style>
    <style:style style:name="T15" style:family="text">
      <style:text-properties officeooo:rsid="002464ff"/>
    </style:style>
    <style:style style:name="T16" style:family="text">
      <style:text-properties officeooo:rsid="00338c3a"/>
    </style:style>
    <style:style style:name="T17" style:family="text">
      <style:text-properties officeooo:rsid="003502e1"/>
    </style:style>
    <style:style style:name="T18" style:family="text">
      <style:text-properties officeooo:rsid="0036e64e"/>
    </style:style>
    <style:style style:name="T19" style:family="text">
      <style:text-properties officeooo:rsid="00371d77"/>
    </style:style>
    <style:style style:name="T20" style:family="text">
      <style:text-properties officeooo:rsid="0039106f"/>
    </style:style>
    <style:style style:name="T21" style:family="text">
      <style:text-properties officeooo:rsid="00398b44"/>
    </style:style>
    <style:style style:name="T22" style:family="text">
      <style:text-properties officeooo:rsid="003b4c9e"/>
    </style:style>
    <style:style style:name="T23" style:family="text">
      <style:text-properties officeooo:rsid="003ef1b5"/>
    </style:style>
    <style:style style:name="T24" style:family="text">
      <style:text-properties officeooo:rsid="004525cb"/>
    </style:style>
    <style:style style:name="T25" style:family="text">
      <style:text-properties officeooo:rsid="00468ecd"/>
    </style:style>
    <style:style style:name="T26" style:family="text">
      <style:text-properties officeooo:rsid="0047bf36"/>
    </style:style>
    <style:style style:name="T27" style:family="text">
      <style:text-properties officeooo:rsid="004a55dd"/>
    </style:style>
    <style:style style:name="T28" style:family="text">
      <style:text-properties officeooo:rsid="004b139d"/>
    </style:style>
    <style:style style:name="T29" style:family="text">
      <style:text-properties officeooo:rsid="004c43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<text:span text:style-name="T17">y</text:span>y:string billing_postal_code:string billing_notes:string shipping_full_name:string shipping_phone_number:string shipping_cell_number:string shipping_email:string shipping_address:string shipping_city:string shipping_province:string shipping_country<text:span text:style-name="T16">y</text:span>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<text:span text:style-name="T18">y</text:span>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 <text:span text:style-name="T14">order_status:string</text:span>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<text:span text:style-name="T2">s</text:span>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<text:span text:style-name="T6">Admin</text:span>Picture file_name:string</text:p>
      <text:p text:style-name="P1"/>
      <text:p text:style-name="P3">rake db:migrate</text:p>
      <text:p text:style-name="P2"/>
      <text:p text:style-name="P2">rails generate active_admin:resource Category</text:p>
      <text:p text:style-name="P2">rails generate active_admin:resource <text:span text:style-name="T6">Product</text:span></text:p>
      <text:p text:style-name="P2">rails generate active_admin:resource <text:span text:style-name="T6">ProductColour</text:span></text:p>
      <text:p text:style-name="P2">rails generate active_admin:resource <text:span text:style-name="T6">Colour</text:span></text:p>
      <text:p text:style-name="P2">rails generate active_admin:resource <text:span text:style-name="T6">ProductPicture</text:span></text:p>
      <text:p text:style-name="P2">rails generate active_admin:resource <text:span text:style-name="T6">Purchase</text:span></text:p>
      <text:p text:style-name="P2">rails generate active_admin:resource <text:span text:style-name="T6">Order</text:span></text:p>
      <text:p text:style-name="P2">rails generate active_admin:resource <text:span text:style-name="T6">BillingAddress</text:span></text:p>
      <text:p text:style-name="P2">rails generate active_admin:resource <text:span text:style-name="T6">DisputeOrder</text:span></text:p>
      <text:p text:style-name="P2">rails generate active_admin:resource <text:span text:style-name="T6">DisputeChat</text:span></text:p>
      <text:p text:style-name="P2">rails generate active_admin:resource <text:span text:style-name="T6">Customer</text:span></text:p>
      <text:p text:style-name="P2">rails generate active_admin:resource <text:span text:style-name="T6">ShippingAddress</text:span></text:p>
      <text:p text:style-name="P2">rails generate active_admin:resource <text:span text:style-name="T6">ShippingFacility</text:span></text:p>
      <text:p text:style-name="P2">rails generate active_admin:resource <text:span text:style-name="T6">ShippingMethod</text:span></text:p>
      <text:p text:style-name="P2">rails generate active_admin:resource <text:span text:style-name="T6">OrderStatus</text:span></text:p>
      <text:p text:style-name="P2">rails generate active_admin:resource <text:span text:style-name="T6">ShippingCarrier</text:span></text:p>
      <text:p text:style-name="P2">rails generate active_admin:resource <text:span text:style-name="T6">Province</text:span></text:p>
      <text:p text:style-name="P2">rails generate active_admin:resource <text:span text:style-name="T6">Country</text:span></text:p>
      <text:p text:style-name="P2">rails generate active_admin:resource <text:span text:style-name="T6">HelpChat</text:span></text:p>
      <text:p text:style-name="P2">rails generate active_admin:resource <text:span text:style-name="T6">AdminPicture</text:span></text:p>
      <text:p text:style-name="P2"/>
      <text:p text:style-name="P19"><text:span text:style-name="T3">rake db:migrat</text:span><text:span text:style-name="T5">e</text:span></text:p>
      <text:p text:style-name="P8"/>
      <text:p text:style-name="P12">rails generate migration add_order_status_to_orders order_status:string</text:p>
      <text:p text:style-name="P7"/>
      <text:p text:style-name="P11"><text:span text:style-name="T15">r</text:span>ake db:migrate</text:p>
      <text:p text:style-name="P4"/>
      <text:p text:style-name="P13">rails generate migration <text:span text:style-name="T23">FixShippingCountryNameInOrders</text:span></text:p>
      <text:p text:style-name="P13">rails generate migration <text:span text:style-name="T23">FixBillingCountryNameInOrders</text:span></text:p>
      <text:p text:style-name="P14">rails generate migration <text:span text:style-name="T23">FixFacilityCountryNameInOrders</text:span></text:p>
      <text:p text:style-name="P17"/>
      <text:p text:style-name="P16">rake db:migrate</text:p>
      <text:p text:style-name="P4"/>
      <text:p text:style-name="P6">rails generate migration AddCategoryRefToCategories category:references</text:p>
      <text:p text:style-name="P6">rails generate migration AddCategoryRefToProducts category:references</text:p>
      <text:p text:style-name="P6">rails generate migration AddProductRefToProductColours product:references</text:p>
      <text:p text:style-name="P6">rails generate migration AddColourRefToProductColours colour:references</text:p>
      <text:p text:style-name="P6">rails generate migration Add<text:span text:style-name="T8">ProductPicture</text:span>RefTo<text:span text:style-name="T8">Products</text:span> <text:span text:style-name="T8">productpicture</text:span>:references</text:p>
      <text:p text:style-name="P6"><text:soft-page-break/>rails generate migration Add<text:span text:style-name="T9">ProductPicture</text:span>RefTo<text:span text:style-name="T9">Purchases</text:span> <text:span text:style-name="T9">productpicture</text:span>:references</text:p>
      <text:p text:style-name="P6">rails generate migration Add<text:span text:style-name="T10">Order</text:span>RefTo<text:span text:style-name="T10">Purchases</text:span> <text:span text:style-name="T10">order</text:span>:references</text:p>
      <text:p text:style-name="P6">rails generate migration Add<text:span text:style-name="T28">DisputeOrder</text:span>RefT<text:span text:style-name="T28">oDisputeChats</text:span> <text:span text:style-name="T11">orderdispute</text:span>:references</text:p>
      <text:p text:style-name="P6">rails generate migration Add<text:span text:style-name="T12">Order</text:span>RefTo<text:span text:style-name="T29">DisputeOrders order</text:span>:references</text:p>
      <text:p text:style-name="P6">rails generate migration Add<text:span text:style-name="T13">Customer</text:span>RefTo<text:span text:style-name="T13">Orders</text:span> <text:span text:style-name="T13">customer</text:span>:references</text:p>
      <text:p text:style-name="P6">rails generate migration Add<text:span text:style-name="T19">ShippingCarrier</text:span>RefTo<text:span text:style-name="T19">ShippingMethod</text:span> <text:span text:style-name="T19">shippingcarrier</text:span>:references</text:p>
      <text:p text:style-name="P6">rails generate migration Add<text:span text:style-name="T20">Province</text:span>RefTo<text:span text:style-name="T21">ShippingFacilities</text:span> <text:span text:style-name="T20">province</text:span>:references</text:p>
      <text:p text:style-name="P9">rails generate migration Add<text:span text:style-name="T20">Province</text:span>RefTo<text:span text:style-name="T21">ShippingAddresses</text:span> <text:span text:style-name="T20">province</text:span>:references</text:p>
      <text:p text:style-name="P10">rails generate migration Add<text:span text:style-name="T20">Province</text:span>RefTo<text:span text:style-name="T21">BillingAddresses</text:span> <text:span text:style-name="T20">province</text:span>:references</text:p>
      <text:p text:style-name="P5">rails generate migration Add<text:span text:style-name="T7">Country</text:span>RefToPr<text:span text:style-name="T7">ovinces</text:span> <text:span text:style-name="T7">country</text:span>:references</text:p>
      <text:p text:style-name="P6">rails generate migration Add<text:span text:style-name="T22">Customer</text:span>RefTo<text:span text:style-name="T22">HelpChats</text:span> <text:span text:style-name="T22">customer</text:span>:references</text:p>
      <text:p text:style-name="P6">rails generate migration Add<text:span text:style-name="T22">AdminUser</text:span>RefTo<text:span text:style-name="T22">HelpChats</text:span> <text:span text:style-name="T22">adminuser</text:span>:references</text:p>
      <text:p text:style-name="P6">rails generate migration Add<text:span text:style-name="T22">AdminPicture</text:span>RefTo<text:span text:style-name="T22">AdminUsers</text:span> <text:span text:style-name="T22">adminpicture</text:span>:references</text:p>
      <text:p text:style-name="P6"/>
      <text:p text:style-name="P15">rake db:migrate<text:lin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17S</meta:editing-duration>
    <meta:editing-cycles>48</meta:editing-cycles>
    <meta:generator>LibreOffice/4.2.4.2$Windows_x86 LibreOffice_project/63150712c6d317d27ce2db16eb94c2f3d7b699f8</meta:generator>
    <dc:date>2014-12-01T18:41:50.800000000</dc:date>
    <meta:document-statistic meta:table-count="0" meta:image-count="0" meta:object-count="0" meta:page-count="3" meta:paragraph-count="67" meta:word-count="420" meta:character-count="6448" meta:non-whitespace-character-count="6093"/>
    <meta:user-defined meta:name="Info 1"/>
    <meta:user-defined meta:name="Info 2"/>
    <meta:user-defined meta:name="Info 3"/>
    <meta:user-defined meta:name="Info 4"/>
  </office:meta>
</office:document-meta>
</file>